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onospa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C823 – Laboratório de Redes – Segundo semestre – 2009</text:p>
      <text:p text:style-name="P5">Professor Nelson Fonseca</text:p>
      <text:p text:style-name="P5">Atividade 4</text:p>
      <text:p text:style-name="P1"/>
      <text:p text:style-name="P2">Rafael Fonseca dos Santos<text:tab/>RA: 072146</text:p>
      <text:p text:style-name="P3"><text:span text:style-name="T1">Gustavo Serra Scalet <text:tab/><text:tab/>RA: </text:span>061358</text:p>
      <text:p text:style-name="P1"/>
      <text:p text:style-name="P1"/>
      <text:p text:style-name="P1">Detalhes de implementação do cliente usando <text:span text:style-name="T2">select</text:span>:</text:p>
      <text:p text:style-name="P9"/>
      <text:p text:style-name="P10">Nesse laboratório utilizamos os conceitos definidos na aula 06. </text:p>
      <text:p text:style-name="P10"/>
      <text:p text:style-name="P1">Questão:</text:p>
      <text:p text:style-name="P4"/>
      <text:p text:style-name="P4">2) Comparando o código implementado no passo 1 com o código original da atividade prática 2 em termos de melhor utilização da rede e, consequentemente, tempo de execução, há alguma vantagem em utilizar o código novo? Justifique.</text:p>
      <text:p text:style-name="P4"/>
      <text:p text:style-name="P8">Sim, há algumas vantagens. Se algum socket for o gargalo da conexão (com tempo substancialmente maior que os demais para acesso à interface de rede), todas as outras conexões do programa ficarão bloqueadas além do que deveriam devido ao I/O desse socket, pois a execução bloqueante implementada na atividade prática 2 faria uma topologia em anel para verificação de I/O entre os sockets, fazendo todos os sockets demorarem para serem atendidos caso um deles demore. Uma analogia a esse método seria uma fila de atendimento de uma padaria no qual cada cliente, ao ser atendido, não sai de lá sem o seu pedido realizado, logo se um cliente quiser um produto que não está feito, o atendente ficará atendendo esse cliente até que o produto esteja nas mãos do cliente, fazendo todos os clientes (inclusive aqueles que desejam produtos disponíveis a pronta-entrega) esperarem.</text:p>
      <text:p text:style-name="P8"/>
      <text:p text:style-name="P8">Porém com a multiplexação implementada nessa atividade 4 isso não aconteceria pois assim que algum socket estiver disponível para I/O, ele o será tratado, não se mantendo em espera caso o processo esteja bloqueado devido a um outro socket. Utilizando a analogia anterior, esse método seria como se na padaria o cliente fosse atendido e logo após o atendente lhe dizesse “Ok, espere um momento que assim que o seu produto ficar pronto eu irei lhe chamar” e atendesse outro cliente. Sendo assim, ao ter o produto pedido por aquele cliente em mãos o atendente iria finalizar o atendimento com aquele cliente e continuar atendendo outros clientes/pedidos.</text:p>
      <text:p text:style-name="P8"/>
      <text:p text:style-name="P8">Em outras palavras há a maximização de sockets sendo atendidos com multiplexação se comparado com o método bloqueante implementado na atividade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>
      <style:text-properties style:font-name="Courier New" fo:font-size="10pt" style:font-size-asian="10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11-23T20:55:14</dc:date>
    <meta:editing-cycles>51</meta:editing-cycles>
    <meta:editing-duration>PT27H25M38S</meta:editing-duration>
    <meta:document-statistic meta:table-count="0" meta:image-count="0" meta:object-count="0" meta:page-count="1" meta:paragraph-count="12" meta:word-count="353" meta:character-count="2176"/>
    <meta:user-defined meta:name="Info 1"/>
    <meta:user-defined meta:name="Info 2"/>
    <meta:user-defined meta:name="Info 3"/>
    <meta:user-defined meta:name="Info 4"/>
  </office:meta>
</office:document-meta>
</file>